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12.615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4.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621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10.142cm"/>
    </style:style>
    <style:style style:name="co12" style:family="table-column">
      <style:table-column-properties fo:break-before="auto" style:column-width="10.126cm"/>
    </style:style>
    <style:style style:name="co13" style:family="table-column">
      <style:table-column-properties fo:break-before="auto" style:column-width="9.051cm"/>
    </style:style>
    <style:style style:name="co14" style:family="table-column">
      <style:table-column-properties fo:break-before="auto" style:column-width="10.6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a6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ffa6a6"/>
    </style:style>
  </office:automatic-styles>
  <office:body>
    <office:spreadsheet>
      <table:calculation-settings table:automatic-find-labels="false" table:use-regular-expressions="false" table:use-wildcards="true"/>
      <table:table table:name="1x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em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eeeeem? 00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Not now, Beatrice ! 0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em, what it’s gonna be for dinner 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atrice, not now! I got 21k ! 00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hat 21k? 001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(gameplay)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Willeeem? 00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hat?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What 21k ?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21k in Pentis. 002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1k in panties? Is this something pervert? 002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, 21k in Pentis, Beatrice ! 00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0031 Pentis, the game !! 003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first game</text:p>
          </table:table-cell>
          <table:table-cell office:value-type="string" calcext:value-type="string">
            <text:p>(gameplay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28 K beatrice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Kennenlernen</text:p>
          </table:table-cell>
          <table:table-cell office:value-type="string" calcext:value-type="string">
            <text:p>What’s this? 0053</text:p>
          </table:table-cell>
          <table:table-cell table:number-columns-repeated="2"/>
          <table:table-cell office:value-type="string" calcext:value-type="string">
            <text:p>hoch in first gameplay ??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string" calcext:value-type="string">
            <text:p>grobe definition</text:p>
          </table:table-cell>
          <table:table-cell office:value-type="string" calcext:value-type="string">
            <text:p>It’s Pentis. It’s based on 5 shaped pentominoes.</text:p>
          </table:table-cell>
          <table:table-cell table:number-columns-repeated="2"/>
          <table:table-cell office:value-type="string" calcext:value-type="string">
            <text:p>alle pentos</text:p>
          </table:table-cell>
          <table:table-cell office:value-type="string" calcext:value-type="string">
            <text:p>gameplay übergang</text:p>
          </table:table-cell>
        </table:table-row>
        <table:table-row table:style-name="ro2">
          <table:table-cell office:value-type="string" calcext:value-type="string">
            <text:p>Behauptung</text:p>
          </table:table-cell>
          <table:table-cell office:value-type="string" calcext:value-type="string">
            <text:p>It’ s more advanced and complexed 0059 (bild mit allen penominoes)</text:p>
          </table:table-cell>
          <table:table-cell table:number-columns-repeated="2"/>
          <table:table-cell office:value-type="string" calcext:value-type="string">
            <text:p>std oder alle ??</text:p>
          </table:table-cell>
          <table:table-cell office:value-type="string" calcext:value-type="string">
            <text:p>alle pentis</text:p>
          </table:table-cell>
        </table:table-row>
        <table:table-row table:style-name="ro2">
          <table:table-cell/>
          <table:table-cell office:value-type="string" calcext:value-type="string">
            <text:p>it’s different 0104</text:p>
          </table:table-cell>
          <table:table-cell table:number-columns-repeated="3"/>
          <table:table-cell office:value-type="string" calcext:value-type="string">
            <text:p>guter effekt</text:p>
          </table:table-cell>
        </table:table-row>
        <table:table-row table:style-name="ro2">
          <table:table-cell/>
          <table:table-cell office:value-type="string" calcext:value-type="string">
            <text:p>and I’ve got a run. 0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(gameplay )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h, you are playing Tetris.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It’s not Tetris. It’s Pentis. It’s different. 012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hat’s different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atrice, please don’t mess this up for me. See. 22664 points. <text:s/>0127 kick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ber</text:p>
          </table:table-cell>
          <table:table-cell office:value-type="string" calcext:value-type="string">
            <text:p>more pentominoes mean more combinatio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I see. It’s different. 5 blocks, right? 0132 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es, Pentominoes. They have 5 blocks instead of 4 blocks 0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d they allow a more complex gameplay. 013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 see. It’s different. 014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(gameplay till end)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What’s gonna be for dinner, Willem? 0148</text:p>
          </table:table-cell>
          <table:table-cell table:number-columns-repeated="4"/>
        </table:table-row>
      </table:table>
      <table:table table:name="1x0b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Willem?</text:p>
          </table:table-cell>
          <table:table-cell table:number-columns-repeated="2"/>
          <table:table-cell office:value-type="string" calcext:value-type="string">
            <text:p>test feedback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Willeeeeem? 005</text:p>
          </table:table-cell>
          <table:table-cell table:number-columns-repeated="2"/>
          <table:table-cell office:value-type="string" calcext:value-type="string">
            <text:p>text zu schenll/langsam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Not now, Beatrice ! 00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Willem, what it’s gonna be for dinner ?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Beatrice, not now! I got 21k ! 001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What 21k? 0013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(gameplay)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Willeeem? 002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What?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What 21k ?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table:style-name="ce1" office:value-type="string" calcext:value-type="string">
            <text:p>21k in Pentis. 0025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21k in panties? Is this something pervert? 0028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No, 21k in Pentis, Beatrice ! 003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0031 Pentis, the game !! 0032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first game</text:p>
          </table:table-cell>
          <table:table-cell table:style-name="ce1" office:value-type="string" calcext:value-type="string">
            <text:p>(gameplay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lt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28 K beatrice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Kennenlernen</text:p>
          </table:table-cell>
          <table:table-cell table:style-name="ce1" office:value-type="string" calcext:value-type="string">
            <text:p>Ah... you’re playing Tetris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och in first gameplay ??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hats this</text:p>
          </table:table-cell>
        </table:table-row>
        <table:table-row table:style-name="ro2">
          <table:table-cell office:value-type="string" calcext:value-type="string">
            <text:p>grobe definition</text:p>
          </table:table-cell>
          <table:table-cell table:style-name="ce1" office:value-type="string" calcext:value-type="string">
            <text:p>It’s Pentis. It’s based on 5 shaped pentominoes.</text:p>
          </table:table-cell>
          <table:table-cell table:number-columns-repeated="2"/>
          <table:table-cell office:value-type="string" calcext:value-type="string">
            <text:p>alle pentos</text:p>
          </table:table-cell>
          <table:table-cell office:value-type="string" calcext:value-type="string">
            <text:p>gameplay übergang</text:p>
          </table:table-cell>
          <table:table-cell/>
        </table:table-row>
        <table:table-row table:style-name="ro3">
          <table:table-cell office:value-type="string" calcext:value-type="string">
            <text:p>Behauptung</text:p>
          </table:table-cell>
          <table:table-cell table:style-name="ce6" office:value-type="string" calcext:value-type="string">
            <text:p>It’ s <text:span text:style-name="T1">more</text:span> advanced and complexed 0059 (bild mit allen penominoes)</text:p>
          </table:table-cell>
          <table:table-cell table:number-columns-repeated="2"/>
          <table:table-cell office:value-type="string" calcext:value-type="string">
            <text:p>std oder alle ??</text:p>
          </table:table-cell>
          <table:table-cell office:value-type="string" calcext:value-type="string">
            <text:p>alle pentis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its advanced and complexed</text:p>
          </table:table-cell>
          <table:table-cell office:value-type="string" calcext:value-type="string">
            <text:p>nicth more!!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ue to the 5 shaped pentominoe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it’s different 0104</text:p>
          </table:table-cell>
          <table:table-cell table:number-columns-repeated="3"/>
          <table:table-cell office:value-type="string" calcext:value-type="string">
            <text:p>guter effekt</text:p>
          </table:table-cell>
          <table:table-cell/>
        </table:table-row>
        <table:table-row table:style-name="ro2">
          <table:table-cell table:style-name="ce5"/>
          <table:table-cell table:style-name="ce1" office:value-type="string" calcext:value-type="string">
            <text:p>And . 010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(gameplay )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b</text:p>
          </table:table-cell>
          <table:table-cell table:style-name="ce1" office:value-type="string" calcext:value-type="string">
            <text:p>But the shapes are still falling from the top and you gotta sort them, right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table:style-name="ce1" office:value-type="string" calcext:value-type="string">
            <text:p>But you have way more pentominoes 0122</text:p>
          </table:table-cell>
          <table:table-cell table:number-columns-repeated="2"/>
          <table:table-cell office:value-type="string" calcext:value-type="string">
            <text:p>more pentominoes mean more combinati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</text:p>
          </table:table-cell>
          <table:table-cell table:style-name="ce8" office:value-type="string" calcext:value-type="string">
            <text:p>That makes more combinations</text:p>
          </table:table-cell>
          <table:table-cell table:number-columns-repeated="2"/>
          <table:table-cell office:value-type="string" calcext:value-type="string">
            <text:p>münden in more combin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table:style-name="ce1" office:value-type="string" calcext:value-type="string">
            <text:p>I’ve got a run</text:p>
          </table:table-cell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I like the bright blue stairs , hmpf hmpf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table:style-name="ce1" office:value-type="string" calcext:value-type="string">
            <text:p>Me too! See. 30K !</text:p>
          </table:table-cell>
          <table:table-cell/>
          <table:table-cell office:value-type="string" calcext:value-type="string">
            <text:p>aber</text:p>
          </table:table-cell>
          <table:table-cell office:value-type="string" calcext:value-type="string">
            <text:p>more pentominoes mean more combin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s this high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w</text:p>
          </table:table-cell>
          <table:table-cell table:style-name="ce1" office:value-type="string" calcext:value-type="string">
            <text:p>I have the 5th place in the scoreboard</text:p>
          </table:table-cell>
          <table:table-cell table:number-columns-repeated="4"/>
          <table:table-cell office:value-type="string" calcext:value-type="string">
            <text:p>please dont mess this up …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rothy has is on 4. He has now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hos Frothy ?</text:p>
          </table:table-cell>
          <table:table-cell table:number-columns-repeated="2"/>
          <table:table-cell office:value-type="string" calcext:value-type="string">
            <text:p>Frothy zu viel 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nother Pentis player around the wor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haah, so I could compete too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ure – download it from U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t does look complexed and advanc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re is a practice mode. with no speedup and no upload to the scorebo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h, until I’m getting better and competitive</text:p>
          </table:table-cell>
          <table:table-cell table:number-columns-repeated="2"/>
          <table:table-cell office:value-type="string" calcext:value-type="string">
            <text:p>Nötig – zu lehrrei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 to play competitive mode, exactly</text:p>
          </table:table-cell>
          <table:table-cell table:number-columns-repeated="2"/>
          <table:table-cell office:value-type="string" calcext:value-type="string">
            <text:p>more advanced</text:p>
          </table:table-cell>
          <table:table-cell office:value-type="string" calcext:value-type="string">
            <text:p>nur advanced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… to sure kick you from your maybe 4th place</text:p>
          </table:table-cell>
          <table:table-cell office:value-type="string" calcext:value-type="string">
            <text:p>kann weniger effek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… got it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ee, 40k 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 sthere an easy difficul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 see…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I see. It’s different. 0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’s...di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...different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" office:value-type="string" calcext:value-type="string">
            <text:p>I see. It’s different. 5 blocks, right? 0132 ??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Yes, Pentominoes. They have 5 blocks instead of 4 blocks 0136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and they allow a more complex gameplay. 0138</text:p>
          </table:table-cell>
        </table:table-row>
        <table:table-row table:style-name="ro1">
          <table:table-cell/>
          <table:table-cell office:value-type="string" calcext:value-type="string">
            <text:p>Whos 1th pla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hat Aptiz – I think he now competes in advanced scoreboard</text:p>
          </table:table-cell>
          <table:table-cell table:number-columns-repeated="4"/>
          <table:table-cell table:style-name="ce1" office:value-type="string" calcext:value-type="string">
            <text:p>(gameplay till end)</text:p>
          </table:table-cell>
        </table:table-row>
        <table:table-row table:style-name="ro1">
          <table:table-cell/>
          <table:table-cell office:value-type="string" calcext:value-type="string">
            <text:p>An Advanced mo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es it adds a green big L to the 8 standard pentonimo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s it quite harder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plan is a pursuit mode where </text:p>
          </table:table-cell>
          <table:table-cell table:number-columns-repeated="5"/>
        </table:table-row>
      </table:table>
      <table:table table:name="1x0c" table:style-name="ta1">
        <table:table-column table:style-name="co6" table:default-cell-style-name="Default"/>
        <table:table-column table:style-name="co11" table:default-cell-style-name="ce1"/>
        <table:table-column table:style-name="co6" table:number-columns-repeated="5" table:default-cell-style-name="Default"/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hat viele Bedeuutung – Sätze und synonyme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Liebes bezihung von beiden ist erste Story grundlage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Willem?</text:p>
          </table:table-cell>
          <table:table-cell table:number-columns-repeated="2"/>
          <table:table-cell office:value-type="string" calcext:value-type="string">
            <text:p>test feedbac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lleeeeem? 005</text:p>
          </table:table-cell>
          <table:table-cell table:number-columns-repeated="2"/>
          <table:table-cell office:value-type="string" calcext:value-type="string">
            <text:p>text zu schenll/langsam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Not now, Beatrice ! 00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illem, what it’s gonna be for dinner ?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eatrice, not now! I got 21k ! 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hat 21k? 001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(gameplay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Willeeem? 00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hat?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What 21k ?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21k in Pentis. 00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21k in panties? Is this something pervert? 002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o, 21k in Pentis, Beatrice ! 00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031 Pentis, the game !! 003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st game</text:p>
          </table:table-cell>
          <table:table-cell office:value-type="string" calcext:value-type="string">
            <text:p>(gameplay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lt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28 K beatrice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Kennenlernen</text:p>
          </table:table-cell>
          <table:table-cell office:value-type="string" calcext:value-type="string">
            <text:p>That looks like Tetris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och in first gameplay ??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hats this</text:p>
          </table:table-cell>
        </table:table-row>
        <table:table-row table:style-name="ro2">
          <table:table-cell office:value-type="string" calcext:value-type="string">
            <text:p>grobe definition</text:p>
          </table:table-cell>
          <table:table-cell office:value-type="string" calcext:value-type="string">
            <text:p>Looks like. But those are not the 7 Tetrominoes</text:p>
          </table:table-cell>
          <table:table-cell table:number-columns-repeated="2"/>
          <table:table-cell office:value-type="string" calcext:value-type="string">
            <text:p>alle pentos</text:p>
          </table:table-cell>
          <table:table-cell office:value-type="string" calcext:value-type="string">
            <text:p>gameplay übergang</text:p>
          </table:table-cell>
          <table:table-cell/>
        </table:table-row>
        <table:table-row table:style-name="ro1">
          <table:table-cell office:value-type="string" calcext:value-type="string">
            <text:p>Behauptung</text:p>
          </table:table-cell>
          <table:table-cell table:style-name="Default"/>
          <table:table-cell/>
          <table:table-cell office:value-type="string" calcext:value-type="string">
            <text:p>8 12 pro</text:p>
          </table:table-cell>
          <table:table-cell office:value-type="string" calcext:value-type="string">
            <text:p>std oder alle ??</text:p>
          </table:table-cell>
          <table:table-cell office:value-type="string" calcext:value-type="string">
            <text:p>alle pent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/>
          <table:table-cell/>
          <table:table-cell office:value-type="string" calcext:value-type="string">
            <text:p>8 11 std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ose are 12 (of 18) Pentominoes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icth more!!</text:p>
          </table:table-cell>
          <table:table-cell table:number-columns-repeated="2"/>
          <table:table-cell office:value-type="string" calcext:value-type="string">
            <text:p>guter effekt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t looks more more difficul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t is. 010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(gameplay 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re Pentominoes makes more combina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there are</text:p>
          </table:table-cell>
          <table:table-cell table:number-columns-repeated="2"/>
          <table:table-cell office:value-type="string" calcext:value-type="string">
            <text:p>more pentominoes mean more combin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</text:p>
          </table:table-cell>
          <table:table-cell table:style-name="ce8"/>
          <table:table-cell table:number-columns-repeated="2"/>
          <table:table-cell office:value-type="string" calcext:value-type="string">
            <text:p>münden in more combin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I’ve got a run</text:p>
          </table:table-cell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I like the bright blue stairs , hmpf hmpf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Me too! See. 30K !</text:p>
          </table:table-cell>
          <table:table-cell/>
          <table:table-cell office:value-type="string" calcext:value-type="string">
            <text:p>aber</text:p>
          </table:table-cell>
          <table:table-cell office:value-type="string" calcext:value-type="string">
            <text:p>more pentominoes mean more combin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Is this high?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I have the 5th place in the scoreboard</text:p>
          </table:table-cell>
          <table:table-cell table:number-columns-repeated="4"/>
          <table:table-cell office:value-type="string" calcext:value-type="string">
            <text:p>please dont mess this up …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Default"/>
          <table:table-cell office:value-type="string" calcext:value-type="string">
            <text:p>SCOR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Is the scoreboard online?</text:p>
          </table:table-cell>
          <table:table-cell table:number-columns-repeated="2"/>
          <table:table-cell office:value-type="string" calcext:value-type="string">
            <text:p>Frothy zu viel 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ye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nybody can joi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nybody</text:p>
          </table:table-cell>
          <table:table-cell table:number-columns-repeated="5"/>
        </table:table-row>
      </table:table>
      <table:table table:name="1x1 doubt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Gott im Wald – Hochspru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rice</text:p>
          </table:table-cell>
          <table:table-cell office:value-type="string" calcext:value-type="string">
            <text:p>Willem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h, whats that Willem?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've inaugurated the easel</text:p>
          </table:table-cell>
          <table:table-cell/>
          <table:table-cell office:value-type="string" calcext:value-type="string">
            <text:p>Staffelei</text:p>
          </table:table-cell>
        </table:table-row>
        <table:table-row table:style-name="ro1">
          <table:table-cell/>
          <table:table-cell office:value-type="string" calcext:value-type="string">
            <text:p>I s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s, my forst table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ce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 you painted that aconite in arilyde yellow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ct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 that apple in boston university r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 that horse looks like he will just take a bite from that appl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 named that little fellow Rob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mf hmf hm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llem this opens my hea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lly 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Yes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ert almost looks like he knows that he is not allow to e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our right…. I didnt recognize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mpf hmp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think Ms. Nickle would lik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h, I’m sure she wi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I wonder what the others painted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enelo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d Wa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mehow a doubt came from my inner circle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ner circle 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s, that where our inspirations cames from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h…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...said Ms. Nickl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hat doub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’m not sure. What someone laughs at my tableau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why should the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 at m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s, why should they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 don’t kno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y m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d another might be affected by the first laug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Willem, thats absur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atrice I think the doubt also brought his bigger frie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is bigger friend 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a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h willem…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hat did Ms. Nickle told you about doubts and fears.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e didn#t mentioned emotions concirning creative artwor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t at al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ats a sha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ame?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r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 Might be ashame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cause of my tableau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ut look at Rober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 is about to eat that apple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 could say that I didn#t have the time for the homewor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ell you might just accept your doubt and fears</text:p>
          </table:table-cell>
          <table:table-cell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 just endure those feeling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l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borgenhe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e are humans and have feeling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uch wen wer ein schlechteres bild h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ergleich mit besseren bild künst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am als gesund akzeptier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annst dein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 hast keine anerkwennung für normale sachen brekomm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d versuchsts du dieses loch zu füllen kpompensier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nder zu begleiten kompetent zu wer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babbarke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aktikabilität</text:p>
          </table:table-cell>
          <table:table-cell office:value-type="string" calcext:value-type="string">
            <text:p>kleiner schrit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erkennu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rd auch über den weg</text:p>
          </table:table-cell>
          <table:table-cell table:number-columns-repeated="2"/>
        </table:table-row>
      </table:table>
      <table:table table:name="stories" table:style-name="ta1">
        <table:table-column table:style-name="co6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Magic spice</text:p>
          </table:table-cell>
        </table:table-row>
        <table:table-row table:style-name="ro1">
          <table:table-cell/>
          <table:table-cell office:value-type="string" calcext:value-type="string">
            <text:p>frau vom chef</text:p>
          </table:table-cell>
        </table:table-row>
      </table:table>
      <table:table table:name="1x2 WorkLifeBlance" table:style-name="ta1"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Es ist nicht ganz koscher Sachen fürs geld zu mach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in, stimmt doch nicht, ich möchte meine Wert adäquat einschätzen kön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nn ich gute Abriet leiste, dann kann man Webrung für mach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 soll Geld dafür bekommen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Die Zwänge mir dabei Arbeit hilf mich selbst zu verwirkliche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 Moniv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ychologische ist ja die Motiv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r haben ein <text:s/>pos moti dass wir Lust spaass freude ressourcen erle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r eine negative Motivation dass wir Angsgg vermeiden möchten</text:p>
          </table:table-cell>
          <table:table-cell table:number-columns-repeated="3"/>
          <table:table-cell office:value-type="string" calcext:value-type="string">
            <text:p>Angst dafür wetrlos zu s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igentlich ist die Angst die negative Motivation dass wir Leid vermeiden möcht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nd die frage, weklche Motivation betimmt unser Le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lenbilder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ancier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rbeit hat mir soviel gebracht, hab soviel gelernt, selbstständig und unabhängig zu werden zu werd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at gute Auswirkungen für mcih und mein Le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d meine Slebstverwirklichu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5"/>
        </table:table-row>
      </table:table>
      <table:table table:name="default syns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default syn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fault syns</text:p>
          </table:table-cell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overlook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failure</text:p>
          </table:table-cell>
          <table:table-cell office:value-type="string" calcext:value-type="string">
            <text:p>laxity</text:p>
          </table:table-cell>
          <table:table-cell table:number-columns-repeated="2"/>
        </table:table-row>
      </table:table>
      <table:table table:name="1x0credits" table:style-name="ta1">
        <table:table-column table:style-name="co6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al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er </text:p>
          </table:table-cell>
          <table:table-cell office:value-type="string" calcext:value-type="string">
            <text:p>mari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load, play and compete on pentis.club</text:p>
          </table:table-cell>
          <table:table-cell table:number-columns-repeated="3"/>
          <table:table-cell office:value-type="string" calcext:value-type="string">
            <text:p>leag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cie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soci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terni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mmu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qu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rte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orperat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liq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f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 style:data-style-name="N2" text:time-value="10:40:25.29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1:05:13.756000000</meta:creation-date>
    <dc:date>2025-01-03T10:46:24.788000000</dc:date>
    <meta:editing-duration>PT18H3M32S</meta:editing-duration>
    <meta:editing-cycles>23</meta:editing-cycles>
    <meta:generator>LibreOffice/24.2.6.2$Windows_X86_64 LibreOffice_project/ef66aa7e36a1bb8e65bfbc63aba53045a14d0871</meta:generator>
    <meta:document-statistic meta:table-count="8" meta:cell-count="369" meta:object-count="0"/>
    <meta:user-defined meta:name="qrichtext">1</meta:user-defined>
  </office:meta>
</office:document-meta>
</file>